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66e" officeooo:paragraph-rsid="0003666e"/>
    </style:style>
    <style:style style:name="P2" style:family="paragraph" style:parent-style-name="Standard">
      <style:text-properties officeooo:rsid="0004941a" officeooo:paragraph-rsid="0004941a"/>
    </style:style>
    <style:style style:name="P3" style:family="paragraph" style:parent-style-name="Standard">
      <style:text-properties officeooo:rsid="00073827" officeooo:paragraph-rsid="00073827"/>
    </style:style>
    <style:style style:name="P4" style:family="paragraph" style:parent-style-name="Standard">
      <style:text-properties officeooo:rsid="00073827" officeooo:paragraph-rsid="0008c90d"/>
    </style:style>
    <style:style style:name="P5" style:family="paragraph" style:parent-style-name="Standard">
      <style:text-properties officeooo:rsid="0008e22f" officeooo:paragraph-rsid="0008e22f"/>
    </style:style>
    <style:style style:name="T1" style:family="text">
      <style:text-properties officeooo:rsid="0008c9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help.github.com/articles/adding-an-existing-project-to-github-using-the-command-line/#platform-linux" text:style-name="Internet_20_link" text:visited-style-name="Visited_20_Internet_20_Link"><text:span text:style-name="T1">A</text:span></text:a><text:span text:style-name="T1">11111</text:span></text:p>
      <text:p text:style-name="P3"/>
      <text:p text:style-name="P5">B222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27:11.138769317</meta:creation-date>
    <dc:date>2017-04-25T16:20:31.301175082</dc:date>
    <meta:editing-duration>PT2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2" meta:non-whitespace-character-count="12"/>
  </office:meta>
</office:document-meta>
</file>